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4" style:family="table">
      <style:table-properties style:width="6.9271in" fo:margin-left="0in" table:align="left"/>
    </style:style>
    <style:style style:name="Table44.A" style:family="table-column">
      <style:table-column-properties style:column-width="3.1861in"/>
    </style:style>
    <style:style style:name="Table44.B" style:family="table-column">
      <style:table-column-properties style:column-width="3.741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3.0646in" table:align="left"/>
    </style:style>
    <style:style style:name="Table45.A" style:family="table-column">
      <style:table-column-properties style:column-width="0.8771in"/>
    </style:style>
    <style:style style:name="Table45.B" style:family="table-column">
      <style:table-column-properties style:column-width="0.8764in"/>
    </style:style>
    <style:style style:name="Table45.C" style:family="table-column">
      <style:table-column-properties style:column-width="1.3111in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6646in" table:align="margins"/>
    </style:style>
    <style:style style:name="Table46.A" style:family="table-column">
      <style:table-column-properties style:column-width="1.2215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fo:color="#808080" fo:font-size="8pt" style:font-size-asian="8pt" style:font-size-complex="8pt"/>
    </style:style>
    <style:style style:name="P2" style:family="paragraph" style:parent-style-name="Standard">
      <style:text-properties officeooo:rsid="00236698" officeooo:paragraph-rsid="00236698"/>
    </style:style>
    <style:style style:name="P3" style:family="paragraph" style:parent-style-name="Standard">
      <style:text-properties officeooo:rsid="00236698" officeooo:paragraph-rsid="0024b617"/>
    </style:style>
    <style:style style:name="P4" style:family="paragraph" style:parent-style-name="Standard">
      <style:text-properties officeooo:rsid="00281a99" officeooo:paragraph-rsid="00322419"/>
    </style:style>
    <style:style style:name="P5" style:family="paragraph" style:parent-style-name="Standard">
      <style:text-properties officeooo:rsid="00281a99" officeooo:paragraph-rsid="0040bb1e"/>
    </style:style>
    <style:style style:name="P6" style:family="paragraph" style:parent-style-name="Standard">
      <style:text-properties officeooo:rsid="0029e607" officeooo:paragraph-rsid="00281a99"/>
    </style:style>
    <style:style style:name="P7" style:family="paragraph" style:parent-style-name="Standard">
      <style:text-properties officeooo:rsid="0029e607" officeooo:paragraph-rsid="00322419"/>
    </style:style>
    <style:style style:name="P8" style:family="paragraph" style:parent-style-name="Standard" style:list-style-name="L3">
      <style:text-properties officeooo:rsid="0029e607" officeooo:paragraph-rsid="00322419"/>
    </style:style>
    <style:style style:name="P9" style:family="paragraph" style:parent-style-name="Standard" style:list-style-name="L3">
      <style:text-properties officeooo:rsid="0029e607" officeooo:paragraph-rsid="0040bb1e"/>
    </style:style>
    <style:style style:name="P10" style:family="paragraph" style:parent-style-name="Standard" style:list-style-name="L4">
      <style:text-properties officeooo:rsid="0029e607" officeooo:paragraph-rsid="00322419"/>
    </style:style>
    <style:style style:name="P11" style:family="paragraph" style:parent-style-name="Standard" style:list-style-name="L5">
      <style:text-properties officeooo:rsid="0029e607" officeooo:paragraph-rsid="0040bb1e"/>
    </style:style>
    <style:style style:name="P12" style:family="paragraph" style:parent-style-name="Standard">
      <style:text-properties officeooo:rsid="0029e607" officeooo:paragraph-rsid="0040bb1e"/>
    </style:style>
    <style:style style:name="P13" style:family="paragraph" style:parent-style-name="Standard">
      <style:text-properties officeooo:rsid="002ae27e" officeooo:paragraph-rsid="0032ded9"/>
    </style:style>
    <style:style style:name="P14" style:family="paragraph" style:parent-style-name="Standard">
      <style:text-properties officeooo:rsid="002ae27e" officeooo:paragraph-rsid="00348675"/>
    </style:style>
    <style:style style:name="P15" style:family="paragraph" style:parent-style-name="Standard">
      <style:text-properties officeooo:rsid="002ae27e" officeooo:paragraph-rsid="0040bb1e"/>
    </style:style>
    <style:style style:name="P16" style:family="paragraph" style:parent-style-name="Standard">
      <style:text-properties officeooo:rsid="002cb678" officeooo:paragraph-rsid="0032ded9"/>
    </style:style>
    <style:style style:name="P17" style:family="paragraph" style:parent-style-name="Standard">
      <style:text-properties officeooo:rsid="002cb678" officeooo:paragraph-rsid="00348675"/>
    </style:style>
    <style:style style:name="P18" style:family="paragraph" style:parent-style-name="Standard">
      <style:text-properties officeooo:rsid="002cb678" officeooo:paragraph-rsid="0037e51e"/>
    </style:style>
    <style:style style:name="P19" style:family="paragraph" style:parent-style-name="Standard">
      <style:text-properties officeooo:rsid="002cb678" officeooo:paragraph-rsid="003b7f1c"/>
    </style:style>
    <style:style style:name="P20" style:family="paragraph" style:parent-style-name="Standard">
      <style:text-properties officeooo:rsid="002cb678" officeooo:paragraph-rsid="0040bb1e"/>
    </style:style>
    <style:style style:name="P21" style:family="paragraph" style:parent-style-name="Standard">
      <style:text-properties officeooo:rsid="002cb678" officeooo:paragraph-rsid="004f36f6"/>
    </style:style>
    <style:style style:name="P22" style:family="paragraph" style:parent-style-name="Standard">
      <style:text-properties officeooo:rsid="002cb678" officeooo:paragraph-rsid="00531b00"/>
    </style:style>
    <style:style style:name="P23" style:family="paragraph" style:parent-style-name="Standard">
      <style:text-properties officeooo:rsid="002cb678" officeooo:paragraph-rsid="005f7c41"/>
    </style:style>
    <style:style style:name="P24" style:family="paragraph" style:parent-style-name="Standard">
      <style:text-properties officeooo:rsid="002cb678" officeooo:paragraph-rsid="006136d5"/>
    </style:style>
    <style:style style:name="P25" style:family="paragraph" style:parent-style-name="Standard">
      <style:text-properties officeooo:rsid="0037db9e" officeooo:paragraph-rsid="0037db9e"/>
    </style:style>
    <style:style style:name="P26" style:family="paragraph" style:parent-style-name="Standard">
      <style:text-properties officeooo:rsid="0037db9e" officeooo:paragraph-rsid="0040bb1e"/>
    </style:style>
    <style:style style:name="P27" style:family="paragraph" style:parent-style-name="Standard">
      <style:text-properties officeooo:rsid="0037db9e" officeooo:paragraph-rsid="004f36f6"/>
    </style:style>
    <style:style style:name="P28" style:family="paragraph" style:parent-style-name="Standard">
      <style:text-properties officeooo:rsid="0037db9e" officeooo:paragraph-rsid="00531b00"/>
    </style:style>
    <style:style style:name="P29" style:family="paragraph" style:parent-style-name="Standard">
      <style:text-properties officeooo:rsid="003d14bf" officeooo:paragraph-rsid="0040bb1e"/>
    </style:style>
    <style:style style:name="P30" style:family="paragraph" style:parent-style-name="Standard">
      <style:text-properties fo:color="#ff0066" fo:font-weight="bold" officeooo:rsid="0047686c" officeooo:paragraph-rsid="0047686c" style:font-weight-asian="bold" style:font-weight-complex="bold"/>
    </style:style>
    <style:style style:name="P31" style:family="paragraph" style:parent-style-name="Standard">
      <style:text-properties fo:color="#ff0066" fo:font-weight="bold" officeooo:rsid="0047686c" officeooo:paragraph-rsid="004ad2ed" style:font-weight-asian="bold" style:font-weight-complex="bold"/>
    </style:style>
    <style:style style:name="P32" style:family="paragraph" style:parent-style-name="Standard">
      <style:text-properties fo:color="#ff0066" fo:font-weight="bold" officeooo:rsid="0047686c" officeooo:paragraph-rsid="004bed4c" style:font-weight-asian="bold" style:font-weight-complex="bold"/>
    </style:style>
    <style:style style:name="P33" style:family="paragraph" style:parent-style-name="Standard">
      <style:text-properties fo:color="#ff0066" fo:font-weight="bold" officeooo:rsid="0047686c" officeooo:paragraph-rsid="004c2115" style:font-weight-asian="bold" style:font-weight-complex="bold"/>
    </style:style>
    <style:style style:name="P34" style:family="paragraph" style:parent-style-name="Standard">
      <style:text-properties fo:color="#ff0066" fo:font-weight="bold" officeooo:rsid="0047686c" officeooo:paragraph-rsid="00560ec7" style:font-weight-asian="bold" style:font-weight-complex="bold"/>
    </style:style>
    <style:style style:name="P35" style:family="paragraph" style:parent-style-name="Standard">
      <style:text-properties fo:color="#ff0066" fo:font-weight="bold" officeooo:rsid="0047686c" officeooo:paragraph-rsid="005ae941" style:font-weight-asian="bold" style:font-weight-complex="bold"/>
    </style:style>
    <style:style style:name="P36" style:family="paragraph" style:parent-style-name="Standard">
      <style:paragraph-properties fo:break-before="page"/>
      <style:text-properties officeooo:rsid="003d14bf" officeooo:paragraph-rsid="003d14bf"/>
    </style:style>
    <style:style style:name="P37" style:family="paragraph" style:parent-style-name="Header">
      <style:paragraph-properties fo:text-align="start" style:justify-single-word="false"/>
      <style:text-properties fo:color="#ff3399" fo:font-weight="bold" officeooo:rsid="001ff033" officeooo:paragraph-rsid="001ff033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5b477d" officeooo:paragraph-rsid="0024b617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05eb88a" officeooo:paragraph-rsid="0024b617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rsid="00603ef8" officeooo:paragraph-rsid="0024b617"/>
    </style:style>
    <style:style style:name="P41" style:family="paragraph" style:parent-style-name="Table_20_Contents">
      <style:text-properties officeooo:rsid="005b477d" officeooo:paragraph-rsid="0024b617"/>
    </style:style>
    <style:style style:name="T1" style:family="text">
      <style:text-properties officeooo:rsid="00200bec"/>
    </style:style>
    <style:style style:name="T2" style:family="text">
      <style:text-properties officeooo:rsid="0060dafe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2ae27e"/>
    </style:style>
    <style:style style:name="T5" style:family="text">
      <style:text-properties style:font-name="DejaVu Sans Mono" fo:font-style="normal" style:font-style-asian="normal" style:font-style-complex="normal"/>
    </style:style>
    <style:style style:name="T6" style:family="text">
      <style:text-properties style:font-name="DejaVu Sans Mono" fo:font-style="normal" officeooo:rsid="00353c93" style:font-style-asian="normal" style:font-style-complex="normal"/>
    </style:style>
    <style:style style:name="T7" style:family="text">
      <style:text-properties style:font-name="DejaVu Sans Mono" fo:font-style="normal" officeooo:rsid="003bd3fd" style:font-style-asian="normal" style:font-style-complex="normal"/>
    </style:style>
    <style:style style:name="T8" style:family="text">
      <style:text-properties style:font-name="DejaVu Sans Mono" fo:font-style="normal" officeooo:rsid="00531b00" style:font-style-asian="normal" style:font-style-complex="normal"/>
    </style:style>
    <style:style style:name="T9" style:family="text">
      <style:text-properties style:font-name="DejaVu Sans Mono" officeooo:rsid="002e6cf0"/>
    </style:style>
    <style:style style:name="T10" style:family="text">
      <style:text-properties style:font-name="DejaVu Sans Mono" officeooo:rsid="005e8284"/>
    </style:style>
    <style:style style:name="T11" style:family="text">
      <style:text-properties style:font-name="DejaVu Sans Mono" officeooo:rsid="005f7c4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aed14" style:font-style-asian="normal" style:font-style-complex="normal"/>
    </style:style>
    <style:style style:name="T15" style:family="text">
      <style:text-properties fo:font-style="normal" officeooo:rsid="004ad2ed" style:font-style-asian="normal" style:font-style-complex="normal"/>
    </style:style>
    <style:style style:name="T16" style:family="text">
      <style:text-properties fo:font-style="normal" officeooo:rsid="004bed4c" style:font-style-asian="normal" style:font-style-complex="normal"/>
    </style:style>
    <style:style style:name="T17" style:family="text">
      <style:text-properties fo:font-style="normal" officeooo:rsid="004dccc1" style:font-style-asian="normal" style:font-style-complex="normal"/>
    </style:style>
    <style:style style:name="T18" style:family="text">
      <style:text-properties fo:font-style="normal" officeooo:rsid="0051c857" style:font-style-asian="normal" style:font-style-complex="normal"/>
    </style:style>
    <style:style style:name="T19" style:family="text">
      <style:text-properties fo:font-style="normal" officeooo:rsid="00560ec7" style:font-style-asian="normal" style:font-style-complex="normal"/>
    </style:style>
    <style:style style:name="T20" style:family="text">
      <style:text-properties fo:font-style="normal" officeooo:rsid="0056e2be" style:font-style-asian="normal" style:font-style-complex="normal"/>
    </style:style>
    <style:style style:name="T21" style:family="text">
      <style:text-properties fo:font-style="normal" officeooo:rsid="005748b9" style:font-style-asian="normal" style:font-style-complex="normal"/>
    </style:style>
    <style:style style:name="T22" style:family="text">
      <style:text-properties fo:font-style="normal" officeooo:rsid="0059436f" style:font-style-asian="normal" style:font-style-complex="normal"/>
    </style:style>
    <style:style style:name="T23" style:family="text">
      <style:text-properties fo:font-style="normal" officeooo:rsid="005cbadc" style:font-style-asian="normal" style:font-style-complex="normal"/>
    </style:style>
    <style:style style:name="T24" style:family="text">
      <style:text-properties fo:font-style="normal" officeooo:rsid="005f7c41" style:font-style-asian="normal" style:font-style-complex="normal"/>
    </style:style>
    <style:style style:name="T25" style:family="text">
      <style:text-properties fo:font-style="normal" officeooo:rsid="006075c2" style:font-style-asian="normal" style:font-style-complex="normal"/>
    </style:style>
    <style:style style:name="T26" style:family="text">
      <style:text-properties officeooo:rsid="00371fa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44d7c"/>
    </style:style>
    <style:style style:name="T29" style:family="text">
      <style:text-properties fo:color="#ff0066" fo:font-weight="bold" officeooo:rsid="00444d7c" style:font-weight-asian="bold" style:font-weight-complex="bold"/>
    </style:style>
    <style:style style:name="T30" style:family="text">
      <style:text-properties fo:color="#ff0066" fo:font-weight="bold" officeooo:rsid="004285d3" style:font-weight-asian="bold" style:font-weight-complex="bold"/>
    </style:style>
    <style:style style:name="T31" style:family="text">
      <style:text-properties fo:color="#ff0066" fo:font-style="normal" fo:font-weight="bold" officeooo:rsid="0047686c" style:font-style-asian="normal" style:font-weight-asian="bold" style:font-style-complex="normal" style:font-weight-complex="bold"/>
    </style:style>
    <style:style style:name="T32" style:family="text">
      <style:text-properties officeooo:rsid="0051067d"/>
    </style:style>
    <style:style style:name="T33" style:family="text">
      <style:text-properties officeooo:rsid="00531b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uth tables for simple expressions:</text:p>
      <text:p text:style-name="P3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38">AND Truth Table</text:p>
          </table:table-cell>
          <table:table-cell table:style-name="Table44.A1" office:value-type="string">
            <text:p text:style-name="P38">OR Truth Table</text:p>
          </table:table-cell>
        </table:table-row>
        <table:table-row>
          <table:table-cell table:style-name="Table44.A1" office:value-type="string">
            <table:table table:name="Table45" table:style-name="Table45">
              <table:table-column table:style-name="Table45.A"/>
              <table:table-column table:style-name="Table45.B"/>
              <table:table-column table:style-name="Table45.C"/>
              <table:table-row>
                <table:table-cell table:style-name="Table45.A1" office:value-type="string">
                  <text:p text:style-name="P39">A</text:p>
                </table:table-cell>
                <table:table-cell table:style-name="Table45.A1" office:value-type="string">
                  <text:p text:style-name="P39">B</text:p>
                </table:table-cell>
                <table:table-cell table:style-name="Table45.C1" office:value-type="string">
                  <text:p text:style-name="P39">A &amp;&amp; B</text:p>
                </table:table-cell>
              </table:table-row>
              <table:table-row>
                <table:table-cell table:style-name="Table45.A2" office:value-type="string">
                  <text:p text:style-name="P40">True</text:p>
                </table:table-cell>
                <table:table-cell table:style-name="Table45.A2" office:value-type="string">
                  <text:p text:style-name="P40">True</text:p>
                </table:table-cell>
                <table:table-cell table:style-name="Table45.C2" office:value-type="string">
                  <text:p text:style-name="P40">True</text:p>
                </table:table-cell>
              </table:table-row>
              <table:table-row>
                <table:table-cell table:style-name="Table45.A2" office:value-type="string">
                  <text:p text:style-name="P40">True</text:p>
                </table:table-cell>
                <table:table-cell table:style-name="Table45.A2" office:value-type="string">
                  <text:p text:style-name="P40">False</text:p>
                </table:table-cell>
                <table:table-cell table:style-name="Table45.C2" office:value-type="string">
                  <text:p text:style-name="P40">False</text:p>
                </table:table-cell>
              </table:table-row>
              <table:table-row>
                <table:table-cell table:style-name="Table45.A2" office:value-type="string">
                  <text:p text:style-name="P40">False</text:p>
                </table:table-cell>
                <table:table-cell table:style-name="Table45.A2" office:value-type="string">
                  <text:p text:style-name="P40">True</text:p>
                </table:table-cell>
                <table:table-cell table:style-name="Table45.C2" office:value-type="string">
                  <text:p text:style-name="P40">False</text:p>
                </table:table-cell>
              </table:table-row>
              <table:table-row>
                <table:table-cell table:style-name="Table45.A2" office:value-type="string">
                  <text:p text:style-name="P40">False</text:p>
                </table:table-cell>
                <table:table-cell table:style-name="Table45.A2" office:value-type="string">
                  <text:p text:style-name="P40">False</text:p>
                </table:table-cell>
                <table:table-cell table:style-name="Table45.C2" office:value-type="string">
                  <text:p text:style-name="P40">False</text:p>
                </table:table-cell>
              </table:table-row>
            </table:table>
            <text:p text:style-name="P41"/>
          </table:table-cell>
          <table:table-cell table:style-name="Table44.A1" office:value-type="string">
            <table:table table:name="Table46" table:style-name="Table46">
              <table:table-column table:style-name="Table46.A" table:number-columns-repeated="3"/>
              <table:table-row>
                <table:table-cell table:style-name="Table46.A1" office:value-type="string">
                  <text:p text:style-name="P39">A</text:p>
                </table:table-cell>
                <table:table-cell table:style-name="Table46.A1" office:value-type="string">
                  <text:p text:style-name="P39">B</text:p>
                </table:table-cell>
                <table:table-cell table:style-name="Table46.C1" office:value-type="string">
                  <text:p text:style-name="P39">A <text:span text:style-name="T2">||</text:span> B</text:p>
                </table:table-cell>
              </table:table-row>
              <table:table-row>
                <table:table-cell table:style-name="Table46.A2" office:value-type="string">
                  <text:p text:style-name="P40">True</text:p>
                </table:table-cell>
                <table:table-cell table:style-name="Table46.A2" office:value-type="string">
                  <text:p text:style-name="P40">True</text:p>
                </table:table-cell>
                <table:table-cell table:style-name="Table46.C2" office:value-type="string">
                  <text:p text:style-name="P40">True</text:p>
                </table:table-cell>
              </table:table-row>
              <table:table-row>
                <table:table-cell table:style-name="Table46.A2" office:value-type="string">
                  <text:p text:style-name="P40">True</text:p>
                </table:table-cell>
                <table:table-cell table:style-name="Table46.A2" office:value-type="string">
                  <text:p text:style-name="P40">False</text:p>
                </table:table-cell>
                <table:table-cell table:style-name="Table46.C2" office:value-type="string">
                  <text:p text:style-name="P40">True</text:p>
                </table:table-cell>
              </table:table-row>
              <table:table-row>
                <table:table-cell table:style-name="Table46.A2" office:value-type="string">
                  <text:p text:style-name="P40">False</text:p>
                </table:table-cell>
                <table:table-cell table:style-name="Table46.A2" office:value-type="string">
                  <text:p text:style-name="P40">True</text:p>
                </table:table-cell>
                <table:table-cell table:style-name="Table46.C2" office:value-type="string">
                  <text:p text:style-name="P40">True</text:p>
                </table:table-cell>
              </table:table-row>
              <table:table-row>
                <table:table-cell table:style-name="Table46.A2" office:value-type="string">
                  <text:p text:style-name="P40">False</text:p>
                </table:table-cell>
                <table:table-cell table:style-name="Table46.A2" office:value-type="string">
                  <text:p text:style-name="P40">False</text:p>
                </table:table-cell>
                <table:table-cell table:style-name="Table46.C2" office:value-type="string">
                  <text:p text:style-name="P40">False</text:p>
                </table:table-cell>
              </table:table-row>
            </table:table>
            <text:p text:style-name="P41"/>
          </table:table-cell>
        </table:table-row>
      </table:table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Question 1.</text:p>
            <text:p text:style-name="P4">For the statement<text:tab/><text:span text:style-name="T3">A &amp;&amp; B</text:span><text:tab/></text:p>
            <text:p text:style-name="P4">match the outcome of either “True” or “False” for all possible combinations.</text:p>
            <text:p text:style-name="P4"/>
            <text:list xml:id="list4190860273126997380" text:style-name="L3">
              <text:list-item>
                <text:p text:style-name="P8">A is true and B is true:</text:p>
              </text:list-item>
              <text:list-item>
                <text:p text:style-name="P8">A is true and B is false:</text:p>
              </text:list-item>
              <text:list-item>
                <text:p text:style-name="P8">A is false and B is true:</text:p>
              </text:list-item>
              <text:list-item>
                <text:p text:style-name="P8">A is false and B is false:</text:p>
              </text:list-item>
            </text:list>
            <text:p text:style-name="P7"/>
          </table:table-cell>
          <table:table-cell table:style-name="Table1.A1" office:value-type="string">
            <text:p text:style-name="P7">Question 2.</text:p>
            <text:p text:style-name="P4">For the statement<text:tab/><text:span text:style-name="T3">A </text:span><text:span text:style-name="T4">||</text:span><text:span text:style-name="T3"> B</text:span><text:tab/></text:p>
            <text:p text:style-name="P4">match the outcome of either “True” or “False” for all possible combinations.</text:p>
            <text:p text:style-name="P4"/>
            <text:list xml:id="list8012671360430766786" text:style-name="L4">
              <text:list-item>
                <text:p text:style-name="P10">A is true and B is true:</text:p>
              </text:list-item>
              <text:list-item>
                <text:p text:style-name="P10">A is true and B is false:</text:p>
              </text:list-item>
              <text:list-item>
                <text:p text:style-name="P10">A is false and B is true:</text:p>
              </text:list-item>
              <text:list-item>
                <text:p text:style-name="P10">A is false and B is false:</text:p>
              </text:list-item>
            </text:list>
            <text:p text:style-name="P7"/>
          </table:table-cell>
        </table:table-row>
        <table:table-row>
          <table:table-cell table:style-name="Table1.A1" office:value-type="string">
            <text:p text:style-name="P13">Question 3.</text:p>
            <text:p text:style-name="P16"><text:span text:style-name="T27">A</text:span> symbolizes the question:<text:tab/><text:span text:style-name="T9">n &lt; 2</text:span></text:p>
            <text:p text:style-name="P16"><text:span text:style-name="T27">B</text:span> symbolizes the question:<text:tab/><text:span text:style-name="T9">n &gt; 0</text:span></text:p>
            <text:p text:style-name="P16"/>
            <text:p text:style-name="P16">If <text:span text:style-name="T12">n</text:span><text:span text:style-name="T13"> is 5, what is the result of<text:tab/></text:span><text:span text:style-name="T5">A &amp;&amp; B</text:span><text:span text:style-name="T13">?</text:span></text:p>
            <text:p text:style-name="P16"><text:span text:style-name="T13"/></text:p>
          </table:table-cell>
          <table:table-cell table:style-name="Table1.A1" office:value-type="string">
            <text:p text:style-name="P14">Question <text:span text:style-name="T26">4.</text:span></text:p>
            <text:p text:style-name="P17"><text:span text:style-name="T27">A</text:span> symbolizes the question:<text:tab/><text:span text:style-name="T9">n &lt; 2</text:span></text:p>
            <text:p text:style-name="P17"><text:span text:style-name="T27">B</text:span> symbolizes the question:<text:tab/><text:span text:style-name="T9">n &gt; 0</text:span></text:p>
            <text:p text:style-name="P17"/>
            <text:p text:style-name="P17">If <text:span text:style-name="T12">n</text:span><text:span text:style-name="T13"> is 5, what is the result of<text:tab/></text:span><text:span text:style-name="T5">A </text:span><text:span text:style-name="T6">||</text:span><text:span text:style-name="T5"> B</text:span><text:span text:style-name="T13">?</text:span></text:p>
            <text:p text:style-name="P17"><text:span text:style-name="T13"/></text:p>
          </table:table-cell>
        </table:table-row>
        <table:table-row>
          <table:table-cell table:style-name="Table1.A1" office:value-type="string">
            <text:p text:style-name="P25">Question 5.</text:p>
            <text:p text:style-name="P18"><text:span text:style-name="T27">A</text:span> symbolizes the question:<text:tab/><text:span text:style-name="T9">n &lt; 2</text:span></text:p>
            <text:p text:style-name="P18"><text:span text:style-name="T27">B</text:span> symbolizes the question:<text:tab/><text:span text:style-name="T9">n &gt; 0</text:span></text:p>
            <text:p text:style-name="P18"/>
            <text:p text:style-name="P18">If <text:span text:style-name="T12">n</text:span><text:span text:style-name="T13"> is </text:span><text:span text:style-name="T14">1</text:span><text:span text:style-name="T13">, what is the result of<text:tab/></text:span><text:span text:style-name="T5">A &amp;&amp; B</text:span><text:span text:style-name="T13">?</text:span></text:p>
            <text:p text:style-name="P18"><text:span text:style-name="T13"/></text:p>
          </table:table-cell>
          <table:table-cell table:style-name="Table1.A1" office:value-type="string">
            <text:p text:style-name="P25">Question 6.</text:p>
            <text:p text:style-name="P19"><text:span text:style-name="T27">A</text:span> symbolizes the question:<text:tab/><text:span text:style-name="T9">n &lt; 2</text:span></text:p>
            <text:p text:style-name="P19"><text:span text:style-name="T27">B</text:span> symbolizes the question:<text:tab/><text:span text:style-name="T9">n &gt; 0</text:span></text:p>
            <text:p text:style-name="P19"/>
            <text:p text:style-name="P19">If <text:span text:style-name="T12">n</text:span><text:span text:style-name="T13"> is </text:span><text:span text:style-name="T14">1</text:span><text:span text:style-name="T13">, what is the result of<text:tab/></text:span><text:span text:style-name="T5">A </text:span><text:span text:style-name="T7">||</text:span><text:span text:style-name="T5"> B</text:span><text:span text:style-name="T13">?</text:span></text:p>
          </table:table-cell>
        </table:table-row>
        <table:table-row>
          <table:table-cell table:style-name="Table1.A1" office:value-type="string">
            <text:p text:style-name="P27">Question <text:span text:style-name="T32">7</text:span>.</text:p>
            <text:p text:style-name="P24"><text:span text:style-name="T27">A</text:span> symbolizes the question:<text:tab/><text:span text:style-name="T9">n </text:span><text:span text:style-name="T11">&lt;</text:span><text:span text:style-name="T9"> -</text:span><text:span text:style-name="T11">10</text:span></text:p>
            <text:p text:style-name="P21"><text:span text:style-name="T27">B</text:span> symbolizes the question:<text:tab/><text:span text:style-name="T9">n &gt; 0</text:span></text:p>
            <text:p text:style-name="P21"/>
            <text:p text:style-name="P21">If <text:span text:style-name="T12">n</text:span><text:span text:style-name="T13"> is </text:span><text:span text:style-name="T14">-</text:span><text:span text:style-name="T18">5</text:span><text:span text:style-name="T13">, what is the result of<text:tab/></text:span><text:span text:style-name="T5">A &amp;&amp; B</text:span><text:span text:style-name="T13">?</text:span></text:p>
            <text:p text:style-name="P21"><text:span text:style-name="T13"/></text:p>
          </table:table-cell>
          <table:table-cell table:style-name="Table1.A1" office:value-type="string">
            <text:p text:style-name="P28">Question <text:span text:style-name="T33">8</text:span>.</text:p>
            <text:p text:style-name="P24"><text:span text:style-name="T27">A</text:span> symbolizes the question:<text:tab/><text:span text:style-name="T9">n </text:span><text:span text:style-name="T11">&lt;</text:span><text:span text:style-name="T9"> -</text:span><text:span text:style-name="T11">10</text:span></text:p>
            <text:p text:style-name="P22"><text:span text:style-name="T27">B</text:span> symbolizes the question:<text:tab/><text:span text:style-name="T9">n &gt; 0</text:span></text:p>
            <text:p text:style-name="P22"/>
            <text:p text:style-name="P22">If <text:span text:style-name="T12">n</text:span><text:span text:style-name="T13"> is </text:span><text:span text:style-name="T14">-</text:span><text:span text:style-name="T18">5</text:span><text:span text:style-name="T13">, what is the result of<text:tab/></text:span><text:span text:style-name="T5">A </text:span><text:span text:style-name="T8">||</text:span><text:span text:style-name="T5"> B</text:span><text:span text:style-name="T13">?</text:span></text:p>
            <text:p text:style-name="P22"><text:span text:style-name="T13"/></text:p>
          </table:table-cell>
        </table:table-row>
      </table:table>
      <text:p text:style-name="P3"/>
      <text:p text:style-name="P3"/>
      <text:p text:style-name="P6"/>
      <text:p text:style-name="P36"><text:span text:style-name="T13">Answers:</text:span></text:p>
      <text:p text:style-name="P29"><text:span text:style-name="T13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Question 1.</text:p>
            <text:p text:style-name="P5">For the statement<text:tab/><text:span text:style-name="T3">A &amp;&amp; B</text:span><text:tab/></text:p>
            <text:p text:style-name="P5">match the outcome of either “True” or “False” for all possible combinations.</text:p>
            <text:p text:style-name="P5"/>
            <text:list xml:id="list121723269636745" text:continue-list="list4190860273126997380" text:style-name="L3">
              <text:list-item>
                <text:p text:style-name="P9">A is true and B is true: <text:span text:style-name="T30">true</text:span></text:p>
              </text:list-item>
              <text:list-item>
                <text:p text:style-name="P9">A is true and B is false: <text:span text:style-name="T30">false</text:span></text:p>
              </text:list-item>
              <text:list-item>
                <text:p text:style-name="P9">A is false and B is true: <text:span text:style-name="T30">false</text:span></text:p>
              </text:list-item>
              <text:list-item>
                <text:p text:style-name="P9">A is false and B is false: <text:span text:style-name="T30">false</text:span></text:p>
              </text:list-item>
            </text:list>
            <text:p text:style-name="P12"/>
          </table:table-cell>
          <table:table-cell table:style-name="Table2.A1" office:value-type="string">
            <text:p text:style-name="P12">Question 2.</text:p>
            <text:p text:style-name="P5">For the statement<text:tab/><text:span text:style-name="T3">A </text:span><text:span text:style-name="T4">||</text:span><text:span text:style-name="T3"> B</text:span><text:tab/></text:p>
            <text:p text:style-name="P5">match the outcome of either “True” or “False” for all possible combinations.</text:p>
            <text:p text:style-name="P5"/>
            <text:list xml:id="list3030300815952017263" text:style-name="L5">
              <text:list-item>
                <text:p text:style-name="P11">A is true and B is true: <text:span text:style-name="T29">true</text:span><text:span text:style-name="T28"> </text:span></text:p>
              </text:list-item>
              <text:list-item>
                <text:p text:style-name="P11">A is true and B is false: <text:span text:style-name="T29">true</text:span></text:p>
              </text:list-item>
              <text:list-item>
                <text:p text:style-name="P11">A is false and B is true: <text:span text:style-name="T29">true</text:span></text:p>
              </text:list-item>
              <text:list-item>
                <text:p text:style-name="P11">A is false and B is false: <text:span text:style-name="T29">false</text:span></text:p>
              </text:list-item>
            </text:list>
            <text:p text:style-name="P12"/>
          </table:table-cell>
        </table:table-row>
        <table:table-row>
          <table:table-cell table:style-name="Table2.A1" office:value-type="string">
            <text:p text:style-name="P15">Question 3.</text:p>
            <text:p text:style-name="P20"><text:span text:style-name="T27">A</text:span> symbolizes the question:<text:tab/><text:span text:style-name="T9">n &lt; 2</text:span></text:p>
            <text:p text:style-name="P20"><text:span text:style-name="T27">B</text:span> symbolizes the question:<text:tab/><text:span text:style-name="T9">n &gt; 0</text:span></text:p>
            <text:p text:style-name="P20"/>
            <text:p text:style-name="P20">If <text:span text:style-name="T12">n</text:span><text:span text:style-name="T13"> is 5, what is the result of<text:tab/></text:span><text:span text:style-name="T5">A &amp;&amp; B</text:span><text:span text:style-name="T13">?</text:span></text:p>
            <text:p text:style-name="P20"><text:span text:style-name="T13"/></text:p>
            <text:p text:style-name="P30"><text:span text:style-name="T13">5 &lt; 2 is false, 5 &gt; 0 is true. For AND, all statements must be true, so the result is false.</text:span></text:p>
          </table:table-cell>
          <table:table-cell table:style-name="Table2.A1" office:value-type="string">
            <text:p text:style-name="P15">Question <text:span text:style-name="T26">4.</text:span></text:p>
            <text:p text:style-name="P20"><text:span text:style-name="T27">A</text:span> symbolizes the question:<text:tab/><text:span text:style-name="T9">n &lt; 2</text:span></text:p>
            <text:p text:style-name="P20"><text:span text:style-name="T27">B</text:span> symbolizes the question:<text:tab/><text:span text:style-name="T9">n &gt; 0</text:span></text:p>
            <text:p text:style-name="P20"/>
            <text:p text:style-name="P20">If <text:span text:style-name="T12">n</text:span><text:span text:style-name="T13"> is 5, what is the result of<text:tab/></text:span><text:span text:style-name="T5">A </text:span><text:span text:style-name="T6">||</text:span><text:span text:style-name="T5"> B</text:span><text:span text:style-name="T13">?</text:span></text:p>
            <text:p text:style-name="P20"><text:span text:style-name="T13"/></text:p>
            <text:p text:style-name="P31"><text:span text:style-name="T13">5 &lt; 2 is false, 5 &gt; 0 is true. For </text:span><text:span text:style-name="T15">OR</text:span><text:span text:style-name="T13">, </text:span><text:span text:style-name="T15">at least one</text:span><text:span text:style-name="T13"> statement must be true, so the result is </text:span><text:span text:style-name="T15">true</text:span><text:span text:style-name="T13">.</text:span></text:p>
          </table:table-cell>
        </table:table-row>
        <table:table-row>
          <table:table-cell table:style-name="Table2.A1" office:value-type="string">
            <text:p text:style-name="P26">Question 5.</text:p>
            <text:p text:style-name="P20"><text:span text:style-name="T27">A</text:span> symbolizes the question:<text:tab/><text:span text:style-name="T9">n &lt; 2</text:span></text:p>
            <text:p text:style-name="P20"><text:span text:style-name="T27">B</text:span> symbolizes the question:<text:tab/><text:span text:style-name="T9">n &gt; 0</text:span></text:p>
            <text:p text:style-name="P20"/>
            <text:p text:style-name="P20">If <text:span text:style-name="T12">n</text:span><text:span text:style-name="T13"> is </text:span><text:span text:style-name="T14">1</text:span><text:span text:style-name="T13">, what is the result of<text:tab/></text:span><text:span text:style-name="T5">A &amp;&amp; B</text:span><text:span text:style-name="T13">?</text:span></text:p>
            <text:p text:style-name="P20"><text:span text:style-name="T13"/></text:p>
            <text:p text:style-name="P32"><text:span text:style-name="T16">1</text:span><text:span text:style-name="T13"> &lt; 2 is </text:span><text:span text:style-name="T20">true</text:span><text:span text:style-name="T13">, </text:span><text:span text:style-name="T16">1</text:span><text:span text:style-name="T13"> &gt; 0 is true. For AND, all statements must be true, so the result is </text:span><text:span text:style-name="T16">true</text:span><text:span text:style-name="T13">.</text:span></text:p>
          </table:table-cell>
          <table:table-cell table:style-name="Table2.A1" office:value-type="string">
            <text:p text:style-name="P26">Question 6.</text:p>
            <text:p text:style-name="P20"><text:span text:style-name="T27">A</text:span> symbolizes the question:<text:tab/><text:span text:style-name="T9">n &lt; 2</text:span></text:p>
            <text:p text:style-name="P20"><text:span text:style-name="T27">B</text:span> symbolizes the question:<text:tab/><text:span text:style-name="T9">n &gt; 0</text:span></text:p>
            <text:p text:style-name="P20"/>
            <text:p text:style-name="P20">If <text:span text:style-name="T12">n</text:span><text:span text:style-name="T13"> is </text:span><text:span text:style-name="T14">1</text:span><text:span text:style-name="T13">, what is the result of<text:tab/></text:span><text:span text:style-name="T5">A </text:span><text:span text:style-name="T7">||</text:span><text:span text:style-name="T5"> B</text:span><text:span text:style-name="T13">?</text:span></text:p>
            <text:p text:style-name="P20"><text:span text:style-name="T31"/></text:p>
            <text:p text:style-name="P33"><text:span text:style-name="T17">1</text:span><text:span text:style-name="T13"> &lt; 2 is </text:span><text:span text:style-name="T20">true</text:span><text:span text:style-name="T13">, </text:span><text:span text:style-name="T17">1</text:span><text:span text:style-name="T13">&gt; 0 is true. For </text:span><text:span text:style-name="T15">OR</text:span><text:span text:style-name="T13">, </text:span><text:span text:style-name="T15">at least one</text:span><text:span text:style-name="T13"> statement must be true, so the result is </text:span><text:span text:style-name="T15">true</text:span><text:span text:style-name="T13">.</text:span></text:p>
          </table:table-cell>
        </table:table-row>
        <table:table-row>
          <table:table-cell table:style-name="Table2.A1" office:value-type="string">
            <text:p text:style-name="P27">Question <text:span text:style-name="T32">7</text:span>.</text:p>
            <text:p text:style-name="P21"><text:span text:style-name="T27">A</text:span> symbolizes the question:<text:tab/><text:span text:style-name="T9">n </text:span><text:span text:style-name="T11">&lt;</text:span><text:span text:style-name="T9"> -</text:span><text:span text:style-name="T11">10</text:span></text:p>
            <text:p text:style-name="P21"><text:span text:style-name="T27">B</text:span> symbolizes the question:<text:tab/><text:span text:style-name="T9">n &gt; 0</text:span></text:p>
            <text:p text:style-name="P21"/>
            <text:p text:style-name="P21">If <text:span text:style-name="T12">n</text:span><text:span text:style-name="T13"> is </text:span><text:span text:style-name="T14">-</text:span><text:span text:style-name="T18">5</text:span><text:span text:style-name="T13">, what is the result of<text:tab/></text:span><text:span text:style-name="T5">A &amp;&amp; B</text:span><text:span text:style-name="T13">?</text:span></text:p>
            <text:p text:style-name="P21"><text:span text:style-name="T13"/></text:p>
            <text:p text:style-name="P34"><text:span text:style-name="T16">-</text:span><text:span text:style-name="T19">5</text:span><text:span text:style-name="T13"> &lt; -</text:span><text:span text:style-name="T24">10</text:span><text:span text:style-name="T13"> is false, </text:span><text:span text:style-name="T16">-</text:span><text:span text:style-name="T19">5</text:span><text:span text:style-name="T13"> &gt; 0 is </text:span><text:span text:style-name="T21">false</text:span><text:span text:style-name="T13">. For AND, all statements must be true, so the result is </text:span><text:span text:style-name="T22">false</text:span><text:span text:style-name="T13">.</text:span></text:p>
          </table:table-cell>
          <table:table-cell table:style-name="Table2.A1" office:value-type="string">
            <text:p text:style-name="P28">Question <text:span text:style-name="T33">8</text:span>.</text:p>
            <text:p text:style-name="P23"><text:span text:style-name="T27">A</text:span> symbolizes the question:<text:tab/><text:span text:style-name="T9">n </text:span><text:span text:style-name="T11">&lt;</text:span><text:span text:style-name="T9"> -</text:span><text:span text:style-name="T11">10</text:span></text:p>
            <text:p text:style-name="P22"><text:span text:style-name="T27">B</text:span> symbolizes the question:<text:tab/><text:span text:style-name="T9">n &gt; 0</text:span></text:p>
            <text:p text:style-name="P22"/>
            <text:p text:style-name="P22">If <text:span text:style-name="T12">n</text:span><text:span text:style-name="T13"> is </text:span><text:span text:style-name="T14">-</text:span><text:span text:style-name="T18">5</text:span><text:span text:style-name="T13">, what is the result of<text:tab/></text:span><text:span text:style-name="T5">A </text:span><text:span text:style-name="T8">||</text:span><text:span text:style-name="T5"> B</text:span><text:span text:style-name="T13">?</text:span></text:p>
            <text:p text:style-name="P22"><text:span text:style-name="T13"/></text:p>
            <text:p text:style-name="P35"><text:span text:style-name="T16">-</text:span><text:span text:style-name="T19">5</text:span><text:span text:style-name="T13"> &lt; -</text:span><text:span text:style-name="T25">10</text:span><text:span text:style-name="T13"> is false, </text:span><text:span text:style-name="T16">-</text:span><text:span text:style-name="T19">5</text:span><text:span text:style-name="T13"> &gt; 0 is </text:span><text:span text:style-name="T21">false</text:span><text:span text:style-name="T13">. For </text:span><text:span text:style-name="T23">OR</text:span><text:span text:style-name="T13">, </text:span><text:span text:style-name="T23">at least one statement </text:span><text:span text:style-name="T13">must be true, so the result is </text:span><text:span text:style-name="T22">false</text:span><text:span text:style-name="T13">.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ff3399" fo:font-weight="bold" officeooo:rsid="001ff033" officeooo:paragraph-rsid="001ff033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808080" fo:font-size="8pt" style:font-size-asian="8pt" style:font-size-complex="8pt"/>
    </style:style>
    <style:style style:name="MT1" style:family="text">
      <style:text-properties officeooo:rsid="00200b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Boolean expression review<text:tab/><text:tab/></text:span>Page <text:page-number text:select-page="current">2</text:page-number> of <text:page-count>2</text:page-count></text:p>
      </style:header>
      <style:footer>
        <text:p text:style-name="MP2"><text:date style:data-style-name="N84" text:date-value="2016-10-06T12:08:46.354402746" text:fixed="true">2016-10-0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2:08:46.743035350</meta:creation-date>
    <dc:title>Page and ToC</dc:title>
    <meta:editing-duration>PT8M7S</meta:editing-duration>
    <meta:editing-cycles>60</meta:editing-cycles>
    <meta:generator>LibreOffice/5.1.4.2$Linux_X86_64 LibreOffice_project/10m0$Build-2</meta:generator>
    <dc:date>2016-10-06T12:17:22.297398430</dc:date>
    <meta:document-statistic meta:table-count="5" meta:image-count="0" meta:object-count="0" meta:page-count="2" meta:paragraph-count="118" meta:word-count="743" meta:character-count="3139" meta:non-whitespace-character-count="2524"/>
    <meta:template xlink:type="simple" xlink:actuate="onRequest" xlink:title="Page and ToC" xlink:href="../../../../../../.config/libreoffice/4/user/template/Page%20and%20ToC.ott" meta:date="2016-10-06T12:08:46.354356670"/>
  </office:meta>
</office:document-meta>
</file>